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1166A03F0CFD8F4CE76.png" manifest:media-type="image/png"/>
  <manifest:file-entry manifest:full-path="Pictures/10000201000001A1000001169E8159A4C87F6F60.png" manifest:media-type="image/png"/>
  <manifest:file-entry manifest:full-path="Pictures/10000201000001A100000116AE8DAE23E44A9A42.png" manifest:media-type="image/png"/>
  <manifest:file-entry manifest:full-path="Pictures/10000201000001A1000001162A918B6AD965D8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51de" officeooo:paragraph-rsid="001151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3126in" svg:height="4.8752in" draw:z-index="0"><draw:image xlink:href="Pictures/10000201000001A1000001162A918B6AD965D8AF.png" xlink:type="simple" xlink:show="embed" xlink:actuate="onLoad"/></draw:frame></text:p>
      <text:p text:style-name="P1"><draw:frame draw:style-name="fr2" draw:name="Image2" text:anchor-type="paragraph" svg:width="5.7929in" svg:height="3.8618in" draw:z-index="1"><draw:image xlink:href="Pictures/10000201000001A100000116AE8DAE23E44A9A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5.7929in" svg:height="3.8618in" draw:z-index="2"><draw:image xlink:href="Pictures/10000201000001A1000001169E8159A4C87F6F6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4" text:anchor-type="paragraph" svg:width="5.7929in" svg:height="3.8618in" draw:z-index="3"><draw:image xlink:href="Pictures/10000201000001A1000001166A03F0CFD8F4CE76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5:51:17.658702521</meta:creation-date>
    <dc:date>2019-01-16T16:09:30.095176017</dc:date>
    <meta:editing-duration>PT7M22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2.7.2$Linux_X86_64 LibreOffice_project/20m0$Build-2</meta:generator>
  </office:meta>
</office:document-meta>
</file>